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able_20_Contents">
      <style:text-properties officeooo:rsid="002fac4f" officeooo:paragraph-rsid="002fac4f"/>
    </style:style>
    <style:style style:name="P13" style:family="paragraph" style:parent-style-name="Table_20_Contents">
      <style:text-properties officeooo:rsid="0030a503" officeooo:paragraph-rsid="0030a503"/>
    </style:style>
    <style:style style:name="P14" style:family="paragraph" style:parent-style-name="Text_20_body">
      <style:text-properties officeooo:rsid="00209bba" officeooo:paragraph-rsid="00209bba"/>
    </style:style>
    <style:style style:name="P15" style:family="paragraph" style:parent-style-name="Text_20_body">
      <style:text-properties officeooo:rsid="00209bba" officeooo:paragraph-rsid="00218f15"/>
    </style:style>
    <style:style style:name="P16" style:family="paragraph" style:parent-style-name="Heading_20_1">
      <style:text-properties officeooo:rsid="001471a0"/>
    </style:style>
    <style:style style:name="P17" style:family="paragraph" style:parent-style-name="Standard">
      <style:text-properties officeooo:rsid="001471a0" officeooo:paragraph-rsid="001471a0"/>
    </style:style>
    <style:style style:name="P18" style:family="paragraph" style:parent-style-name="Standard">
      <style:text-properties officeooo:paragraph-rsid="00149356"/>
    </style:style>
    <style:style style:name="P19" style:family="paragraph" style:parent-style-name="Standard">
      <style:text-properties officeooo:rsid="0019dc34" officeooo:paragraph-rsid="0019dc34"/>
    </style:style>
    <style:style style:name="P20" style:family="paragraph" style:parent-style-name="Standard">
      <style:text-properties officeooo:rsid="001aa9bd" officeooo:paragraph-rsid="001aa9bd"/>
    </style:style>
    <style:style style:name="P21" style:family="paragraph" style:parent-style-name="Standard">
      <style:text-properties officeooo:rsid="001aa9bd" officeooo:paragraph-rsid="001be059"/>
    </style:style>
    <style:style style:name="P22" style:family="paragraph" style:parent-style-name="Standard">
      <style:text-properties officeooo:rsid="001aa9bd" officeooo:paragraph-rsid="001ccff5"/>
    </style:style>
    <style:style style:name="P23" style:family="paragraph" style:parent-style-name="Standard">
      <style:text-properties officeooo:rsid="001be059" officeooo:paragraph-rsid="001be059"/>
    </style:style>
    <style:style style:name="P24" style:family="paragraph" style:parent-style-name="Standard">
      <style:text-properties officeooo:rsid="001be059" officeooo:paragraph-rsid="0027fade"/>
    </style:style>
    <style:style style:name="P25" style:family="paragraph" style:parent-style-name="Standard">
      <style:text-properties officeooo:rsid="001c5318" officeooo:paragraph-rsid="001c5318"/>
    </style:style>
    <style:style style:name="P26" style:family="paragraph" style:parent-style-name="Standard">
      <style:text-properties officeooo:rsid="001ccff5" officeooo:paragraph-rsid="001ccff5"/>
    </style:style>
    <style:style style:name="P27" style:family="paragraph" style:parent-style-name="Standard">
      <style:text-properties officeooo:rsid="0025b438" officeooo:paragraph-rsid="0025b438"/>
    </style:style>
    <style:style style:name="P28" style:family="paragraph" style:parent-style-name="Standard">
      <style:text-properties officeooo:rsid="0029f107" officeooo:paragraph-rsid="0029f107"/>
    </style:style>
    <style:style style:name="P29" style:family="paragraph" style:parent-style-name="Standard">
      <style:text-properties officeooo:rsid="002b8e36" officeooo:paragraph-rsid="002b8e36"/>
    </style:style>
    <style:style style:name="P30" style:family="paragraph" style:parent-style-name="Standard">
      <style:text-properties officeooo:rsid="002d1850" officeooo:paragraph-rsid="002d1850"/>
    </style:style>
    <style:style style:name="P31" style:family="paragraph" style:parent-style-name="Standard">
      <style:text-properties officeooo:rsid="002f012c" officeooo:paragraph-rsid="002f012c"/>
    </style:style>
    <style:style style:name="P32" style:family="paragraph" style:parent-style-name="Standard">
      <style:text-properties officeooo:rsid="0032078b" officeooo:paragraph-rsid="0032078b"/>
    </style:style>
    <style:style style:name="P33" style:family="paragraph" style:parent-style-name="Standard">
      <style:text-properties officeooo:rsid="0032ea26" officeooo:paragraph-rsid="0032ea26"/>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1f7437"/>
    </style:style>
    <style:style style:name="T4" style:family="text">
      <style:text-properties officeooo:rsid="00218f15"/>
    </style:style>
    <style:style style:name="T5" style:family="text">
      <style:text-properties officeooo:rsid="0026e30f"/>
    </style:style>
    <style:style style:name="T6" style:family="text">
      <style:text-properties officeooo:rsid="0027fade"/>
    </style:style>
    <style:style style:name="T7" style:family="text">
      <style:text-properties officeooo:rsid="002b405a"/>
    </style:style>
    <style:style style:name="T8" style:family="text">
      <style:text-properties officeooo:rsid="002f012c"/>
    </style:style>
    <style:style style:name="T9" style:family="text">
      <style:text-properties officeooo:rsid="0033f661"/>
    </style:style>
    <style:style style:name="T10" style:family="text">
      <style:text-properties officeooo:rsid="003588d2"/>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formation Algebra</text:h>
      <text:p text:style-name="P17">by Sven Nilsen</text:p>
      <text:p text:style-name="P17">version 000</text:p>
      <text:p text:style-name="P17"/>
      <text:h text:style-name="Heading_20_2" text:outline-level="2">1 - System</text:h>
      <text:p text:style-name="P19"/>
      <text:p text:style-name="P19">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9"/>
      <text:p text:style-name="P20">Here is an example where a system X contains a system Y that contains a system Z:</text:p>
      <text:p text:style-name="P19"/>
      <text:p text:style-name="P19"><text:span text:style-name="T1"><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9"/>
      <text:p text:style-name="P20">Another way to read this is "Z is encoded into Y which is encoded into X".</text:p>
      <text:p text:style-name="P20"/>
      <text:p text:style-name="P27">There is a system that includes all other systems which we call "unity". It is noted as "1" because it follows the same rules under composition. It can be read as the part where we have not decided or decided not to how to interpret the data further:</text:p>
      <text:p text:style-name="P27"/>
      <text:p text:style-name="P27"><draw:frame draw:style-name="fr1" draw:name="Object6" text:anchor-type="as-char" svg:y="-0.377cm" svg:width="4.636cm" svg:height="0.467cm" draw:z-index="18"><draw:object xlink:href="./Object 6" xlink:type="simple" xlink:show="embed" xlink:actuate="onLoad"/><draw:image xlink:href="./ObjectReplacements/Object 6" xlink:type="simple" xlink:show="embed" xlink:actuate="onLoad"/></draw:frame></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7"/>
          </table:table-cell>
          <table:table-cell table:style-name="Table3.C2" office:value-type="string">
            <text:p text:style-name="Table_20_Contents"/>
          </table:table-cell>
        </table:table-row>
      </table:table>
      <text:p text:style-name="P20"/>
      <text:p text:style-name="P25">Notice that functions are written with small capitals because they do not store data directly in memory.</text:p>
      <text:h text:style-name="P35" text:outline-level="2">2 - Data Structures</text:h>
      <text:p text:style-name="P20"/>
      <text:p text:style-name="P24">A composition of systems gives a data structure.<text:span text:style-name="T6"> For example, the natural numbers is a system which we can encode into a binary system and get a data structure:</text:span></text:p>
      <text:p text:style-name="P24"/>
      <text:p text:style-name="P24"><text:span text:style-name="T6"><draw:frame draw:style-name="fr1" draw:name="Object20" text:anchor-type="as-char" svg:y="-0.388cm" svg:width="1.085cm" svg:height="0.52cm" draw:z-index="19"><draw:object xlink:href="./Object 20" xlink:type="simple" xlink:show="embed" xlink:actuate="onLoad"/><draw:image xlink:href="./ObjectReplacements/Object 20" xlink:type="simple" xlink:show="embed" xlink:actuate="onLoad"/></draw:frame></text:span></text:p>
      <text:p text:style-name="P24"/>
      <text:p text:style-name="P24">We use a fundamental theorem to distinguish data structures. This is used to create definitions of systems without worrying about the specific implementation.</text:p>
      <text:p text:style-name="P21"/>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21">Two <text:span text:style-name="T2">data structures</text:span> are equal only when they expands equally in capacity when the to<text:span text:style-name="T2">p</text:span> system increases in capacity<text:span text:style-name="T2">.</text:span></text:p>
          </table:table-cell>
        </table:table-row>
      </table:table>
      <text:p text:style-name="P23"/>
      <text:p text:style-name="P23">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span text:style-name="T6">:</text:span></text:p>
      <text:p text:style-name="P23"/>
      <text:p text:style-name="P23"><text:span text:style-name="T6"><draw:frame draw:style-name="fr1" draw:name="Object21" text:anchor-type="as-char" svg:y="-0.579cm" svg:width="4.491cm" svg:height="1.035cm" draw:z-index="20"><draw:object xlink:href="./Object 21" xlink:type="simple" xlink:show="embed" xlink:actuate="onLoad"/><draw:image xlink:href="./ObjectReplacements/Object 21" xlink:type="simple" xlink:show="embed" xlink:actuate="onLoad"/></draw:frame></text:span></text:p>
      <text:p text:style-name="P23"/>
      <text:p text:style-name="P28"><text:span text:style-name="T6">T</text:span>hey are not equal because on the left side we store X and Y together and on the right side we store them separately.<text:span text:style-name="T7"> When we expand the top system B, we can choose whether to pick the one with X or the one with Y, while in the first case the extra memory goes to increase both of them.</text:span></text:p>
      <text:h text:style-name="P34" text:outline-level="2">3 - Capacity</text:h>
      <text:p text:style-name="Text_20_body"/>
      <text:p text:style-name="P14">Because of the fundamental theorem, it is important to understand what we mean with "capacity". We use the following notation:</text:p>
      <text:p text:style-name="P14"><draw:frame draw:style-name="fr1" draw:name="Object15" text:anchor-type="as-char" svg:y="-0.377cm" svg:width="0.857cm" svg:height="0.489cm" draw:z-index="7"><draw:object xlink:href="./Object 15" xlink:type="simple" xlink:show="embed" xlink:actuate="onLoad"/><draw:image xlink:href="./ObjectReplacements/Object 15" xlink:type="simple" xlink:show="embed" xlink:actuate="onLoad"/></draw:frame></text:p>
      <text:p text:style-name="P14">The capacity of a binary system is the number of bits in memory, but the capacity of natural numbers stored in binary grows exponentially with the number of bits:</text:p>
      <text:p text:style-name="P15"><draw:frame draw:style-name="fr1" draw:name="Object16" text:anchor-type="as-char" svg:y="-0.437cm" svg:width="2.194cm" svg:height="0.57cm" draw:z-index="11"><draw:object xlink:href="./Object 16" xlink:type="simple" xlink:show="embed" xlink:actuate="onLoad"/><draw:image xlink:href="./ObjectReplacements/Object 16" xlink:type="simple" xlink:show="embed" xlink:actuate="onLoad"/></draw:frame></text:p>
      <text:p text:style-name="P15"><text:span text:style-name="T4">We are just storing one number that fills the entire memory, but we interpret the capacity of the data differently. Each composition or data structure has its own interpreting of capacity. In most cases it is too complex to determine the exact capacity, but it helps us to make study data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4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6cm" svg:height="0.48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6cm" svg:height="0.48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draw:frame draw:style-name="fr1" draw:name="Object24" text:anchor-type="as-char" svg:y="-0.377cm" svg:width="2.868cm" svg:height="0.489cm" draw:z-index="23"><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2">Adressing capacity</text:p>
          </table:table-cell>
          <table:table-cell table:style-name="Table4.C2" office:value-type="string">
            <text:p text:style-name="P12">The union of two systems can address the equal amount of their product.</text:p>
          </table:table-cell>
        </table:table-row>
        <table:table-row>
          <table:table-cell table:style-name="Table4.A2" office:value-type="string">
            <text:p text:style-name="Table_20_Contents"><draw:frame draw:style-name="fr1" draw:name="Object25" text:anchor-type="as-char" svg:y="-0.437cm" svg:width="1.464cm" svg:height="0.549cm" draw:z-index="24"><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3">Binary capacity</text:p>
          </table:table-cell>
          <table:table-cell table:style-name="Table4.C2" office:value-type="string">
            <text:p text:style-name="P13">The only information we get from a binary system without peeking inside is the number of bits.</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4"/>
      <text:h text:style-name="P34" text:outline-level="2"><text:span text:style-name="T5">4</text:span> - Equality</text:h>
      <text:p text:style-name="P20"/>
      <text:p text:style-name="P20">The rules of equality is more complex in this algebra compared to numbers. The complexity is due to the fundamental theorem<text:span text:style-name="T2">. For example, a linked list and an array both can do the same job and their capacity both grow linearly with the number of bits in computer memory. </text:span></text:p>
      <text:p text:style-name="P20"/>
      <text:p text:style-name="P20"><text:span text:style-name="T2"><draw:frame draw:style-name="fr1" draw:name="Object7" text:anchor-type="as-char" svg:y="-0.377cm" svg:width="4.186cm" svg:height="0.489cm" draw:z-index="1"><draw:object xlink:href="./Object 7" xlink:type="simple" xlink:show="embed" xlink:actuate="onLoad"/><draw:image xlink:href="./ObjectReplacements/Object 7" xlink:type="simple" xlink:show="embed" xlink:actuate="onLoad"/></draw:frame></text:span></text:p>
      <text:p text:style-name="P22"><text:span text:style-name="T2">When the constant is close to each other we can consider the implementations equal, even though they are not strictly equal. For this reason when we use a list operator we lax the condition but assume that all lists are implemented equally.</text:span></text:p>
      <text:p text:style-name="P22"/>
      <text:p text:style-name="P26"><text:span text:style-name="T2">O</text:span>ne data structure can be transformed to another data structure that is not equal:</text:p>
      <text:p text:style-name="P26"/>
      <text:p text:style-name="P26"><draw:frame draw:style-name="fr1" draw:name="Object14" text:anchor-type="as-char" svg:y="-0.386cm" svg:width="6.022cm" svg:height="0.508cm" draw:z-index="6"><draw:object xlink:href="./Object 14" xlink:type="simple" xlink:show="embed" xlink:actuate="onLoad"/><draw:image xlink:href="./ObjectReplacements/Object 14" xlink:type="simple" xlink:show="embed" xlink:actuate="onLoad"/></draw:frame></text:p>
      <text:p text:style-name="P26">We can read the first case as storing objects with different types together, versus the second case where we store the types in different lists. The two cases are not equal, because when we extend memory we can choose which type we want to give the extra memory.<text:span text:style-name="T3"> With smarter distribution we can describe some data with one type of data structure that would not be possible with another data structure.</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03cm" svg:height="0.467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7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7cm" svg:height="0.469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8"/>
      <text:h text:style-name="P34" text:outline-level="2">5 - Binary Lattice in Hyperspace</text:h>
      <text:p text:style-name="P29"/>
      <text:p text:style-name="P30">Assume we have a <text:span text:style-name="T8">graph</text:span> where each node is represented with a sequence of bits. The neighbors of the node differ in bits by one, such that if we have two nodes, we can take an XOR operation between their value and get the bit that is changing:</text:p>
      <text:p text:style-name="P30"/>
      <text:p text:style-name="P30"><draw:frame draw:style-name="fr1" draw:name="Object22" text:anchor-type="as-char" svg:y="-0.803cm" svg:width="4.524cm" svg:height="1.483cm" draw:z-index="21"><draw:object xlink:href="./Object 22" xlink:type="simple" xlink:show="embed" xlink:actuate="onLoad"/><draw:image xlink:href="./ObjectReplacements/Object 22" xlink:type="simple" xlink:show="embed" xlink:actuate="onLoad"/></draw:frame></text:p>
      <text:p text:style-name="P30"/>
      <text:p text:style-name="P31">We can divide all edges that this lattice form in hyperspace into exclusive groups, based on their XOR operation. We can count the number of members per group by taking 2 powered to the number of zeroes, which equals the number of groups minus 1.</text:p>
      <text:p text:style-name="P31"/>
      <text:p text:style-name="P31"><draw:frame draw:style-name="fr1" draw:name="Object23" text:anchor-type="as-char" svg:y="-0.619cm" svg:width="2.484cm" svg:height="1.15cm" draw:z-index="22"><draw:object xlink:href="./Object 23" xlink:type="simple" xlink:show="embed" xlink:actuate="onLoad"/><draw:image xlink:href="./ObjectReplacements/Object 23" xlink:type="simple" xlink:show="embed" xlink:actuate="onLoad"/></draw:frame><text:line-break/></text:p>
      <text:p text:style-name="P32">Now we can use the rule for adressing capacity:</text:p>
      <text:p text:style-name="P32"/>
      <text:p text:style-name="P32"><draw:frame draw:style-name="fr1" draw:name="Object26" text:anchor-type="as-char" svg:y="-1.199cm" svg:width="4.075cm" svg:height="2.311cm" draw:z-index="25"><draw:object xlink:href="./Object 26" xlink:type="simple" xlink:show="embed" xlink:actuate="onLoad"/><draw:image xlink:href="./ObjectReplacements/Object 26" xlink:type="simple" xlink:show="embed" xlink:actuate="onLoad"/></draw:frame></text:p>
      <text:p text:style-name="P31"/>
      <text:p text:style-name="P33">Since this includes all groups and their members, we can define a system H<text:span text:style-name="T10"> for "hypercube" that can address the same amount but does not address group and member separately:</text:span></text:p>
      <text:p text:style-name="P33"/>
      <text:p text:style-name="P33"><draw:frame draw:style-name="fr1" draw:name="Object27" text:anchor-type="as-char" svg:y="-0.377cm" svg:width="2.425cm" svg:height="0.531cm" draw:z-index="26"><draw:object xlink:href="./Object 27" xlink:type="simple" xlink:show="embed" xlink:actuate="onLoad"/><draw:image xlink:href="./ObjectReplacements/Object 27" xlink:type="simple" xlink:show="embed" xlink:actuate="onLoad"/></draw:frame><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7:16:02.049842000</dc:date>
    <meta:editing-duration>PT2H24M26S</meta:editing-duration>
    <meta:editing-cycles>35</meta:editing-cycles>
    <meta:generator>LibreOffice/4.1.3.2$MacOSX_x86 LibreOffice_project/70feb7d99726f064edab4605a8ab840c50ec57a</meta:generator>
    <meta:document-statistic meta:table-count="4" meta:image-count="0" meta:object-count="27" meta:page-count="5" meta:paragraph-count="90" meta:word-count="945" meta:character-count="5332" meta:non-whitespace-character-count="4445"/>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0/content.xml><?xml version="1.0" encoding="utf-8"?>
<math xmlns="http://www.w3.org/1998/Math/MathML">
  <semantics>
    <mrow>
      <mi>B</mi>
      <mo stretchy="false">∘</mo>
      <mo stretchy="false">ℕ</mo>
    </mrow>
    <annotation encoding="StarMath 5.0">B circ setN</annotation>
  </semantics>
</math>
</file>

<file path=Object 21/content.xml><?xml version="1.0" encoding="utf-8"?>
<math xmlns="http://www.w3.org/1998/Math/MathML">
  <semantics>
    <mtable>
      <mtr>
        <mtd>
          <mrow>
            <mi>B</mi>
            <mo stretchy="false">∘</mo>
            <mrow>
              <mo stretchy="false">(</mo>
              <mrow>
                <mrow>
                  <mi>X</mi>
                  <mo stretchy="false">+</mo>
                  <mi>Y</mi>
                </mrow>
              </mrow>
              <mo stretchy="false">)</mo>
            </mrow>
            <mo stretchy="false">→</mo>
            <mi>B</mi>
            <mo stretchy="false">∘</mo>
            <mrow>
              <mi>X</mi>
              <mo stretchy="false">+</mo>
              <mi>B</mi>
            </mrow>
            <mo stretchy="false">∘</mo>
            <mi>Y</mi>
          </mrow>
        </mtd>
      </mtr>
      <mtr>
        <mtd>
          <mrow>
            <mi>B</mi>
            <mo stretchy="false">∘</mo>
            <mrow>
              <mrow>
                <mo stretchy="false">(</mo>
                <mrow>
                  <mrow>
                    <mi>X</mi>
                    <mo stretchy="false">+</mo>
                    <mi>Y</mi>
                  </mrow>
                </mrow>
                <mo stretchy="false">)</mo>
              </mrow>
              <mo stretchy="false">≠</mo>
              <mi>B</mi>
            </mrow>
            <mo stretchy="false">∘</mo>
            <mrow>
              <mi>X</mi>
              <mo stretchy="false">+</mo>
              <mi>B</mi>
            </mrow>
            <mo stretchy="false">∘</mo>
            <mi>Y</mi>
          </mrow>
        </mtd>
      </mtr>
    </mtable>
    <annotation encoding="StarMath 5.0">B circ (X + Y) rightarrow B circ X + B circ Y newline
B circ (X + Y) neq B circ X + B circ Y</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table>
      <mtr>
        <mtd>
          <mrow>
            <mrow>
              <mrow>
                <mo stretchy="false">∣</mo>
                <mrow>
                  <msub>
                    <mi>H</mi>
                    <mi>g</mi>
                  </msub>
                </mrow>
                <mo stretchy="false">∣</mo>
              </mrow>
              <mo stretchy="false">=</mo>
              <mrow>
                <mo stretchy="false">∣</mo>
                <mrow>
                  <msub>
                    <mi>B</mi>
                    <mi mathvariant="italic">graph</mi>
                  </msub>
                </mrow>
                <mo stretchy="false">∣</mo>
              </mrow>
            </mrow>
          </mrow>
        </mtd>
      </mtr>
      <mtr>
        <mtd>
          <mrow>
            <mrow>
              <mrow>
                <mo stretchy="false">∣</mo>
                <mrow>
                  <msub>
                    <mi>H</mi>
                    <mi>m</mi>
                  </msub>
                </mrow>
                <mo stretchy="false">∣</mo>
              </mrow>
              <mo stretchy="false">=</mo>
              <msup>
                <mn>2</mn>
                <mrow>
                  <mrow>
                    <mrow>
                      <mo stretchy="false">∣</mo>
                      <mrow>
                        <msub>
                          <mi>H</mi>
                          <mi>g</mi>
                        </msub>
                      </mrow>
                      <mo stretchy="false">∣</mo>
                    </mrow>
                    <mo stretchy="false">−</mo>
                    <mn>1</mn>
                  </mrow>
                </mrow>
              </msup>
            </mrow>
          </mrow>
        </mtd>
      </mtr>
    </mtable>
    <annotation encoding="StarMath 5.0">lline H sub g rline = lline B sub graph rline newline
lline H sub m rline = 2 sup {lline H sub g rline - 1}</annotation>
  </semantics>
</math>
</file>

<file path=Object 24/content.xml><?xml version="1.0" encoding="utf-8"?>
<math xmlns="http://www.w3.org/1998/Math/MathML">
  <semantics>
    <mrow>
      <mrow>
        <mrow>
          <mo stretchy="false">∣</mo>
          <mrow>
            <mrow>
              <mi>X</mi>
              <mo stretchy="false">+</mo>
              <mi>Y</mi>
            </mrow>
          </mrow>
          <mo stretchy="false">∣</mo>
        </mrow>
        <mo stretchy="false">=</mo>
        <mrow>
          <mo stretchy="false">∣</mo>
          <mrow>
            <mi>X</mi>
          </mrow>
          <mo stretchy="false">∣</mo>
        </mrow>
      </mrow>
      <mrow>
        <mo stretchy="false">∣</mo>
        <mrow>
          <mi>Y</mi>
        </mrow>
        <mo stretchy="false">∣</mo>
      </mrow>
    </mrow>
    <annotation encoding="StarMath 5.0">lline X +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table>
      <mtr>
        <mtd>
          <mrow>
            <mrow>
              <mrow>
                <mo stretchy="false">∣</mo>
                <mrow>
                  <msub>
                    <mi>B</mi>
                    <mi mathvariant="italic">graph</mi>
                  </msub>
                </mrow>
                <mo stretchy="false">∣</mo>
              </mrow>
              <mo stretchy="false">=</mo>
              <mi>n</mi>
            </mrow>
          </mrow>
        </mtd>
      </mtr>
      <mtr>
        <mtd>
          <mrow>
            <mrow>
              <mrow>
                <mo stretchy="false">∣</mo>
                <mrow>
                  <mrow>
                    <msub>
                      <mi>H</mi>
                      <mi>g</mi>
                    </msub>
                    <mo stretchy="false">+</mo>
                    <msub>
                      <mi>H</mi>
                      <mi>m</mi>
                    </msub>
                  </mrow>
                </mrow>
                <mo stretchy="false">∣</mo>
              </mrow>
              <mo stretchy="false">=</mo>
              <mrow>
                <mo stretchy="false">∣</mo>
                <mrow>
                  <msub>
                    <mi>H</mi>
                    <mi>g</mi>
                  </msub>
                </mrow>
                <mo stretchy="false">∣</mo>
              </mrow>
            </mrow>
            <mrow>
              <mo stretchy="false">∣</mo>
              <mrow>
                <msub>
                  <mi>H</mi>
                  <mi>m</mi>
                </msub>
              </mrow>
              <mo stretchy="false">∣</mo>
            </mrow>
          </mrow>
        </mtd>
      </mtr>
      <mtr>
        <mtd>
          <mrow>
            <mrow>
              <mrow>
                <mo stretchy="false">∣</mo>
                <mrow>
                  <mrow>
                    <msub>
                      <mi>H</mi>
                      <mi>g</mi>
                    </msub>
                    <mo stretchy="false">+</mo>
                    <msub>
                      <mi>H</mi>
                      <mi>m</mi>
                    </msub>
                  </mrow>
                </mrow>
                <mo stretchy="false">∣</mo>
              </mrow>
              <mo stretchy="false">=</mo>
              <mrow>
                <mrow>
                  <mo stretchy="false">∣</mo>
                  <mrow>
                    <msub>
                      <mi>H</mi>
                      <mi>g</mi>
                    </msub>
                  </mrow>
                  <mo stretchy="false">∣</mo>
                </mrow>
                <mo stretchy="false">⋅</mo>
                <msup>
                  <mn>2</mn>
                  <mrow>
                    <mrow>
                      <mrow>
                        <mo stretchy="false">∣</mo>
                        <mrow>
                          <msub>
                            <mi>H</mi>
                            <mi>g</mi>
                          </msub>
                        </mrow>
                        <mo stretchy="false">∣</mo>
                      </mrow>
                      <mo stretchy="false">−</mo>
                      <mn>1</mn>
                    </mrow>
                  </mrow>
                </msup>
              </mrow>
            </mrow>
          </mrow>
        </mtd>
      </mtr>
      <mtr>
        <mtd>
          <mrow>
            <mrow>
              <mrow>
                <mo stretchy="false">∣</mo>
                <mrow>
                  <mrow>
                    <msub>
                      <mi>H</mi>
                      <mi>g</mi>
                    </msub>
                    <mo stretchy="false">+</mo>
                    <msub>
                      <mi>H</mi>
                      <mi>m</mi>
                    </msub>
                  </mrow>
                </mrow>
                <mo stretchy="false">∣</mo>
              </mrow>
              <mo stretchy="false">=</mo>
              <mrow>
                <mi>n</mi>
                <mo stretchy="false">⋅</mo>
                <msup>
                  <mn>2</mn>
                  <mrow>
                    <mrow>
                      <mi>n</mi>
                      <mo stretchy="false">−</mo>
                      <mn>1</mn>
                    </mrow>
                  </mrow>
                </msup>
              </mrow>
            </mrow>
          </mrow>
        </mtd>
      </mtr>
    </mtable>
    <annotation encoding="StarMath 5.0">lline B sub graph rline = n newline
lline H sub g + H sub m rline = lline H sub g rline lline H sub m rline newline
lline H sub g + H sub m rline =
lline H sub g rline cdot 2 sup {lline H sub g rline - 1} newline
lline H sub g + H sub m rline =
n cdot 2 sup {n - 1}</annotation>
  </semantics>
</math>
</file>

<file path=Object 27/content.xml><?xml version="1.0" encoding="utf-8"?>
<math xmlns="http://www.w3.org/1998/Math/MathML">
  <semantics>
    <mrow>
      <mrow>
        <msub>
          <mi>H</mi>
          <mi>g</mi>
        </msub>
        <mo stretchy="false">+</mo>
        <msub>
          <mi>H</mi>
          <mi>m</mi>
        </msub>
      </mrow>
      <mo stretchy="false">→</mo>
      <mi>H</mi>
    </mrow>
    <annotation encoding="StarMath 5.0">H sub g + H sub m rightarrow H</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